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cfcfa" style:font-name="Droid Sans Mono" fo:font-size="10.5pt" fo:font-weight="normal" fo:background-color="#2d2a2e"/>
    </style:style>
    <style:style style:name="P2" style:family="paragraph" style:parent-style-name="Standard">
      <style:text-properties fo:color="#fcfcfa" style:font-name="Droid Sans Mono" fo:font-size="10.5pt" fo:font-weight="normal" officeooo:rsid="000d5a4f" fo:background-color="#2d2a2e"/>
    </style:style>
    <style:style style:name="P3" style:family="paragraph" style:parent-style-name="Standard">
      <style:paragraph-properties style:line-height-at-least="0.198in"/>
      <style:text-properties fo:color="#727072" style:font-name="Droid Sans Mono" fo:font-size="10.5pt" fo:font-style="italic" fo:font-weight="normal" fo:background-color="#2d2a2e"/>
    </style:style>
    <style:style style:name="P4" style:family="paragraph" style:parent-style-name="Standard">
      <style:paragraph-properties style:line-height-at-least="0.198in"/>
      <style:text-properties fo:color="#939293" style:font-name="Droid Sans Mono" fo:font-size="10.5pt" fo:font-weight="normal" fo:background-color="#2d2a2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0d5a4f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fcfcfa" style:font-name="Droid Sans Mono" fo:font-size="10.5pt" fo:font-weight="normal" fo:background-color="#2d2a2e"/>
    </style:style>
    <style:style style:name="P8" style:family="paragraph" style:parent-style-name="Standard">
      <style:paragraph-properties fo:margin-top="0in" fo:margin-bottom="0.1965in" loext:contextual-spacing="false" style:line-height-at-least="0.198in"/>
    </style:style>
    <style:style style:name="P9" style:family="paragraph" style:parent-style-name="Standard">
      <style:paragraph-properties style:line-height-at-least="0.198in"/>
      <style:text-properties fo:color="#fcfcfa" style:font-name="Droid Sans Mono" fo:font-size="10.5pt" fo:font-weight="normal" fo:background-color="#2d2a2e"/>
    </style:style>
    <style:style style:name="P10" style:family="paragraph" style:parent-style-name="Standard">
      <style:paragraph-properties style:line-height-at-least="0.198in"/>
      <style:text-properties fo:color="#fcfcfa" style:font-name="Droid Sans Mono" fo:font-size="10.5pt" fo:font-weight="normal" officeooo:rsid="000f2aeb" officeooo:paragraph-rsid="000f2aeb" fo:background-color="#2d2a2e"/>
    </style:style>
    <style:style style:name="P11" style:family="paragraph" style:parent-style-name="Standard">
      <style:paragraph-properties style:line-height-at-least="0.198in"/>
      <style:text-properties fo:color="#fcfcfa" style:font-name="Droid Sans Mono" fo:font-size="10.5pt" fo:font-weight="normal" officeooo:rsid="0010c08f" officeooo:paragraph-rsid="0010c08f" fo:background-color="#2d2a2e"/>
    </style:style>
    <style:style style:name="P12" style:family="paragraph" style:parent-style-name="Standard">
      <style:paragraph-properties style:line-height-at-least="0.198in"/>
      <style:text-properties fo:color="#78dce8" style:font-name="Droid Sans Mono" fo:font-size="10.5pt" fo:font-style="italic" fo:font-weight="normal" fo:background-color="#2d2a2e"/>
    </style:style>
    <style:style style:name="P13" style:family="paragraph" style:parent-style-name="Standard">
      <style:paragraph-properties style:line-height-at-least="0.198in"/>
      <style:text-properties fo:color="#939293" style:font-name="Droid Sans Mono" fo:font-size="10.5pt" fo:font-weight="normal" fo:background-color="#2d2a2e"/>
    </style:style>
    <style:style style:name="P14" style:family="paragraph" style:parent-style-name="Standard">
      <style:paragraph-properties style:line-height-at-least="0.198in"/>
      <style:text-properties fo:color="#727072" style:font-name="Droid Sans Mono" fo:font-size="10.5pt" fo:font-style="italic" fo:font-weight="normal" fo:background-color="#2d2a2e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fo:margin-top="0in" fo:margin-bottom="0.1965in" loext:contextual-spacing="false" style:line-height-at-least="0.198in"/>
      <style:text-properties fo:color="#fcfcfa" style:font-name="Droid Sans Mono" fo:font-size="10.5pt" fo:font-weight="normal" fo:background-color="#2d2a2e"/>
    </style:style>
    <style:style style:name="P17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939293"/>
    </style:style>
    <style:style style:name="T2" style:family="text">
      <style:text-properties fo:color="#ff6188"/>
    </style:style>
    <style:style style:name="T3" style:family="text">
      <style:text-properties fo:color="#78dce8"/>
    </style:style>
    <style:style style:name="T4" style:family="text">
      <style:text-properties fo:color="#78dce8" fo:font-style="italic"/>
    </style:style>
    <style:style style:name="T5" style:family="text">
      <style:text-properties fo:color="#ffd866"/>
    </style:style>
    <style:style style:name="T6" style:family="text">
      <style:text-properties fo:color="#a9dc76"/>
    </style:style>
    <style:style style:name="T7" style:family="text">
      <style:text-properties fo:color="#a9dc76" fo:font-style="italic"/>
    </style:style>
    <style:style style:name="T8" style:family="text">
      <style:text-properties fo:color="#ab9df2"/>
    </style:style>
    <style:style style:name="T9" style:family="text">
      <style:text-properties fo:color="#fc9867"/>
    </style:style>
    <style:style style:name="T10" style:family="text">
      <style:text-properties fo:color="#fc9867" fo:font-style="italic"/>
    </style:style>
    <style:style style:name="T11" style:family="text">
      <style:text-properties fo:color="#c1c0c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0"><text:span text:style-name="T1">Update Profile:</text:span></text:p>
      <text:p text:style-name="P10"><text:span text:style-name="T1"/></text:p>
      <text:p text:style-name="P10"><text:span text:style-name="T11">this</text:span><text:span text:style-name="T1">.</text:span>form_data<text:span text:style-name="T1">.</text:span>image <text:span text:style-name="T2">=</text:span> response<text:span text:style-name="T1">.</text:span>data<text:span text:style-name="T1">.</text:span>form_data<text:span text:style-name="T1">.</text:span>image <text:span text:style-name="T2">?</text:span> response<text:span text:style-name="T1">.</text:span>data<text:span text:style-name="T1">.</text:span>form_data<text:span text:style-name="T1">.</text:span>image <text:span text:style-name="T2">:</text:span> <text:span text:style-name="T11">this</text:span><text:span text:style-name="T1">.</text:span>dummyImage<text:span text:style-name="T1">;</text:span></text:p>
      <text:p text:style-name="P10"><text:span text:style-name="T1"/></text:p>
      <text:p text:style-name="P10"><text:span text:style-name="T1"/></text:p>
      <text:p text:style-name="P11"><text:span text:style-name="T1">user profile <text:s/>butoon fixe:</text:span></text:p>
      <text:p text:style-name="P11"><text:span text:style-name="T1"/></text:p>
      <text:p text:style-name="P11"><text:span text:style-name="T1">&lt;</text:span><text:span text:style-name="T2">template</text:span><text:span text:style-name="T1">&gt;</text:span></text:p>
      <text:p text:style-name="P1"><text:span text:style-name="T1">&lt;</text:span><text:span text:style-name="T3">Master</text:span><text:span text:style-name="T1">&gt;</text:span></text:p>
      <text:p text:style-name="P1"><text:span text:style-name="T1">&lt;</text:span><text:span text:style-name="T2">template</text:span> <text:span text:style-name="T4">v-slot:content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main__inn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ntainer emp-profile</text:span><text:span text:style-name="T1">"</text:span> <text:span text:style-name="T4">v-if</text:span><text:span text:style-name="T1">="</text:span>user<text:span text:style-name="T1">"&gt;</text:span></text:p>
      <text:p text:style-name="P1"><text:span text:style-name="T1">&lt;</text:span><text:span text:style-name="T2">div</text:span> <text:span text:style-name="T4">class</text:span>=<text:span text:style-name="T1">"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12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float-left</text:span><text:span text:style-name="T1">"&gt;</text:span></text:p>
      <text:p text:style-name="P1"><text:span text:style-name="T1">&lt;</text:span><text:span text:style-name="T2">h4</text:span> <text:span text:style-name="T4">class</text:span>=<text:span text:style-name="T1">"</text:span><text:span text:style-name="T5">header</text:span><text:span text:style-name="T1">"&gt;</text:span>My Profile<text:span text:style-name="T1">&lt;/</text:span><text:span text:style-name="T2">h4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float-right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header</text:span><text:span text:style-name="T1">"&gt;</text:span> </text:p>
      <text:p text:style-name="P1"><text:span text:style-name="T1">&lt;</text:span><text:span text:style-name="T2">router-link</text:span> <text:span text:style-name="T1">:</text:span><text:span text:style-name="T4">to</text:span><text:span text:style-name="T1">="{</text:span> name<text:span text:style-name="T1">:</text:span> <text:span text:style-name="T1">'</text:span><text:span text:style-name="T5">UpdateProfile</text:span><text:span text:style-name="T1">',</text:span> params<text:span text:style-name="T1">:</text:span> <text:span text:style-name="T1">{</text:span> id<text:span text:style-name="T1">:</text:span> user<text:span text:style-name="T1">.</text:span>id <text:span text:style-name="T1">}</text:span> <text:span text:style-name="T1">}"&gt;</text:span></text:p>
      <text:p text:style-name="P1"><text:span text:style-name="T1">&lt;</text:span><text:span text:style-name="T2">button</text:span> <text:span text:style-name="T4">type</text:span>=<text:span text:style-name="T1">"</text:span><text:span text:style-name="T5">button</text:span><text:span text:style-name="T1">"</text:span> <text:span text:style-name="T4">class</text:span>=<text:span text:style-name="T1">"</text:span><text:span text:style-name="T5">btn btn-primary btn-sm</text:span><text:span text:style-name="T1">"&gt;</text:span>Edit Profile<text:span text:style-name="T1">&lt;/</text:span><text:span text:style-name="T2">button</text:span>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float-right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header</text:span><text:span text:style-name="T1">"&gt;</text:span> </text:p>
      <text:p text:style-name="P1"><text:span text:style-name="T1">&lt;</text:span><text:span text:style-name="T2">router-link</text:span> <text:span text:style-name="T1">:</text:span><text:span text:style-name="T4">to</text:span><text:span text:style-name="T1">="{</text:span> name<text:span text:style-name="T1">:</text:span> <text:span text:style-name="T1">'</text:span><text:span text:style-name="T5">UpdatePassword</text:span><text:span text:style-name="T1">'</text:span> <text:span text:style-name="T1">}"&gt;</text:span></text:p>
      <text:p text:style-name="P1"><text:span text:style-name="T1">&lt;</text:span><text:span text:style-name="T2">button</text:span> <text:span text:style-name="T4">type</text:span>=<text:span text:style-name="T1">"</text:span><text:span text:style-name="T5">button</text:span><text:span text:style-name="T1">"</text:span> <text:span text:style-name="T4">class</text:span>=<text:span text:style-name="T1">"</text:span><text:span text:style-name="T5">btn btn-primary btn-sm</text:span><text:span text:style-name="T1">"&gt;</text:span>Change Password<text:span text:style-name="T1">&lt;/</text:span><text:span text:style-name="T2">button</text:span>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jumbotron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4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rofile-img</text:span><text:span text:style-name="T1">"&gt;</text:span></text:p>
      <text:p text:style-name="P1"><text:span text:style-name="T1">&lt;</text:span><text:span text:style-name="T2">img</text:span> <text:span text:style-name="T4">v-if</text:span><text:span text:style-name="T1">="</text:span>user<text:span text:style-name="T1">.</text:span>image<text:span text:style-name="T1">"</text:span></text:p>
      <text:p text:style-name="P1"><text:span text:style-name="T1">:</text:span><text:span text:style-name="T4">src</text:span><text:span text:style-name="T1">="</text:span>user<text:span text:style-name="T1">.</text:span>image<text:span text:style-name="T1">"</text:span></text:p>
      <text:p text:style-name="P1"><text:span text:style-name="T4">alt</text:span>=<text:span text:style-name="T1">""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height</text:span>=<text:span text:style-name="T1">"</text:span><text:span text:style-name="T5">20</text:span><text:span text:style-name="T1">"</text:span> <text:span text:style-name="T4">width</text:span>=<text:span text:style-name="T1">"</text:span><text:span text:style-name="T5">20</text:span><text:span text:style-name="T1">"</text:span></text:p>
      <text:p text:style-name="P1">/<text:span text:style-name="T1">&gt;</text:span></text:p>
      <text:p text:style-name="P1"><text:soft-page-break/><text:span text:style-name="T1">&lt;</text:span><text:span text:style-name="T2">img</text:span></text:p>
      <text:p text:style-name="P12">v-else</text:p>
      <text:p text:style-name="P1"><text:span text:style-name="T4">width</text:span>=<text:span text:style-name="T1">"</text:span><text:span text:style-name="T5">20</text:span><text:span text:style-name="T1">"</text:span></text:p>
      <text:p text:style-name="P1"><text:span text:style-name="T4">height</text:span>=<text:span text:style-name="T1">"</text:span><text:span text:style-name="T5">20</text:span><text:span text:style-name="T1">"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src</text:span>=<text:span text:style-name="T1">"</text:span><text:span text:style-name="T5">https://x1.xingassets.com/assets/frontend_minified/img/users/nobody_m.original.jpg</text:span><text:span text:style-name="T1">"</text:span></text:p>
      <text:p text:style-name="P1"><text:span text:style-name="T4">alt</text:span>=<text:span text:style-name="T1">""</text:span></text:p>
      <text:p text:style-name="P1"><text:span text:style-name="T1">@</text:span><text:span text:style-name="T4">error</text:span><text:span text:style-name="T1">="</text:span></text:p>
      <text:p text:style-name="P1">$event<text:span text:style-name="T1">.</text:span>target<text:span text:style-name="T1">.</text:span>src <text:span text:style-name="T2">=</text:span> <text:span text:style-name="T1">'</text:span><text:span text:style-name="T5">../assets/images/avatars/default.png</text:span><text:span text:style-name="T1">'</text:span></text:p>
      <text:p text:style-name="P4">"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8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rofile-head</text:span><text:span text:style-name="T1">"&gt;</text:span></text:p>
      <text:p text:style-name="P1"><text:span text:style-name="T1">&lt;</text:span><text:span text:style-name="T2">h5</text:span> <text:span text:style-name="T4">v-if</text:span><text:span text:style-name="T1">="</text:span>user<text:span text:style-name="T1">.</text:span>user<text:span text:style-name="T1">.</text:span>first_name <text:span text:style-name="T2">&amp;&amp;</text:span> user<text:span text:style-name="T1">.</text:span>user<text:span text:style-name="T1">.</text:span>last_name<text:span text:style-name="T1">"&gt;</text:span></text:p>
      <text:p text:style-name="P1"><text:span text:style-name="T1">{{</text:span> user<text:span text:style-name="T1">.</text:span>user<text:span text:style-name="T1">.</text:span>first_name <text:span text:style-name="T2">+</text:span> <text:span text:style-name="T1">"</text:span><text:span text:style-name="T5"> </text:span><text:span text:style-name="T1">"</text:span> <text:span text:style-name="T2">+</text:span> user<text:span text:style-name="T1">.</text:span>user<text:span text:style-name="T1">.</text:span>last_name <text:span text:style-name="T1">}}</text:span></text:p>
      <text:p text:style-name="P1"><text:span text:style-name="T1">&lt;/</text:span><text:span text:style-name="T2">h5</text:span><text:span text:style-name="T1">&gt;</text:span></text:p>
      <text:p text:style-name="P1"><text:span text:style-name="T1">&lt;</text:span><text:span text:style-name="T2">h6</text:span> <text:span text:style-name="T4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h6</text:span><text:span text:style-name="T1">&gt;</text:span></text:p>
      <text:p text:style-name="P5"/>
      <text:p text:style-name="P1"><text:span text:style-name="T1">&lt;</text:span><text:span text:style-name="T2">h6</text:span> <text:span text:style-name="T4">v-if</text:span><text:span text:style-name="T1">="</text:span>user<text:span text:style-name="T1">.</text:span>phone<text:span text:style-name="T1">"&gt;</text:span></text:p>
      <text:p text:style-name="P1"><text:span text:style-name="T1">{{</text:span> user<text:span text:style-name="T1">.</text:span>phone <text:span text:style-name="T1">}}</text:span></text:p>
      <text:p text:style-name="P1"><text:span text:style-name="T1">&lt;/</text:span><text:span text:style-name="T2">h6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3">&lt;!-- &lt;div class="col-md-6"&gt;</text:p>
      <text:p text:style-name="P3">&lt;div class="employee"&gt;</text:p>
      <text:p text:style-name="P3">&lt;h4&gt;&lt;strong&gt;Employee info&lt;/strong&gt;&lt;/h4&gt;</text:p>
      <text:p text:style-name="P3">&lt;br /&gt;</text:p>
      <text:p text:style-name="P3">&lt;div class="row"&gt;</text:p>
      <text:p text:style-name="P3">&lt;div class="col-md-6"&gt;</text:p>
      <text:p text:style-name="P3">&lt;label&gt;Employee ID&lt;/label&gt;</text:p>
      <text:p text:style-name="P3">&lt;/div&gt;</text:p>
      <text:p text:style-name="P3">&lt;div class="col-md-6"&gt;</text:p>
      <text:p text:style-name="P3">&lt;p v-if="user.user_profile.employee_id"&gt;</text:p>
      <text:p text:style-name="P3">{{ user.user_profile.employee_id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Joining Date&lt;/label&gt;</text:p>
      <text:p text:style-name="P3">&lt;/div&gt;</text:p>
      <text:p text:style-name="P3">&lt;div class="col-md-6"&gt;</text:p>
      <text:p text:style-name="P3"><text:soft-page-break/>&lt;p v-if="user.user_profile.joining_date"&gt;</text:p>
      <text:p text:style-name="P3">{{ user.user_profile.joining_date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Department Name&lt;/label&gt;</text:p>
      <text:p text:style-name="P3">&lt;/div&gt;</text:p>
      <text:p text:style-name="P3">&lt;div class="col-md-6"&gt;</text:p>
      <text:p text:style-name="P3">&lt;p v-if="user.user_profile.department.department_name"&gt;</text:p>
      <text:p text:style-name="P3">{{ user.user_profile.department.department_name }}</text:p>
      <text:p text:style-name="P3">&lt;/p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Department Code &lt;/label&gt;</text:p>
      <text:p text:style-name="P3">&lt;/div&gt;</text:p>
      <text:p text:style-name="P3">&lt;div class="col-md-6"&gt;</text:p>
      <text:p text:style-name="P3">&lt;p v-if="user.user_profile.department.department_code"&gt;</text:p>
      <text:p text:style-name="P3">{{ user.user_profile.department.department_code }}</text:p>
      <text:p text:style-name="P3">&lt;/p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Groups&lt;/label&gt;</text:p>
      <text:p text:style-name="P3">&lt;/div&gt;</text:p>
      <text:p text:style-name="P3">&lt;div class="col-md-6"&gt;</text:p>
      <text:p text:style-name="P3">&lt;ul id="menu" v-if="user.groups"&gt;</text:p>
      <text:p text:style-name="P3">&lt;li v-for="group in user.groups" :key="group"&gt;</text:p>
      <text:p text:style-name="P3">&lt;p&gt;{{ group.name }}&lt;/p&gt;</text:p>
      <text:p text:style-name="P3">&lt;/li&gt;</text:p>
      <text:p text:style-name="P3">&lt;/ul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User permissions&lt;/label&gt;</text:p>
      <text:p text:style-name="P3">&lt;/div&gt;</text:p>
      <text:p text:style-name="P3">&lt;div class="col-md-6"&gt;</text:p>
      <text:p text:style-name="P3">&lt;ul id="menu" v-if="user.user_permissions"&gt;</text:p>
      <text:p text:style-name="P3">&lt;li</text:p>
      <text:p text:style-name="P3">v-for="permission in user.user_permissions"</text:p>
      <text:p text:style-name="P3">:key="permission"</text:p>
      <text:p text:style-name="P3">&gt;</text:p>
      <text:p text:style-name="P3">&lt;ul&gt;</text:p>
      <text:p text:style-name="P3">&lt;li v-for="name in permission.name" :key="name"&gt;</text:p>
      <text:p text:style-name="P3">{{ name }}</text:p>
      <text:p text:style-name="P3"><text:soft-page-break/>&lt;/li&gt;</text:p>
      <text:p text:style-name="P3">&lt;br /&gt;</text:p>
      <text:p text:style-name="P3">&lt;li v-for="code in permission.codename" :key="code"&gt;</text:p>
      <text:p text:style-name="P3">{{ code }}</text:p>
      <text:p text:style-name="P3">&lt;/li&gt;</text:p>
      <text:p text:style-name="P3">&lt;br /&gt;</text:p>
      <text:p text:style-name="P3">&lt;li v-for="content in permission.content_type" :key="content"&gt;</text:p>
      <text:p text:style-name="P3">{{content }}</text:p>
      <text:p text:style-name="P3">&lt;br&gt;</text:p>
      <text:p text:style-name="P5"/>
      <text:p text:style-name="P3">&lt;/li&gt;</text:p>
      <text:p text:style-name="P3">&lt;/ul&gt;</text:p>
      <text:p text:style-name="P8"/>
      <text:p text:style-name="P3">&lt;/li&gt;</text:p>
      <text:p text:style-name="P3">&lt;/ul&gt;</text:p>
      <text:p text:style-name="P3">&lt;/div&gt;</text:p>
      <text:p text:style-name="P3">&lt;/div&gt;</text:p>
      <text:p text:style-name="P3">&lt;/div&gt;</text:p>
      <text:p text:style-name="P3">&lt;/div&gt; --&gt;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Personal Inf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label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p</text:span> <text:span text:style-name="T4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label</text:span><text:span text:style-name="T1">&gt;</text:span>Edu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p</text:span> <text:span text:style-name="T4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edu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label</text:span><text:span text:style-name="T1">&gt;</text:span>Lo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p</text:span> <text:span text:style-name="T4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lo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label</text:span><text:span text:style-name="T1">&gt;</text:span>Skills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</text:span> <text:span text:style-name="T4">v-if</text:span><text:span text:style-name="T1">="</text:span>user<text:span text:style-name="T1">.</text:span>skills<text:span text:style-name="T1">"&gt;</text:span></text:p>
      <text:p text:style-name="P1"><text:span text:style-name="T1">&lt;</text:span><text:span text:style-name="T2">li</text:span> <text:span text:style-name="T4">v-for</text:span><text:span text:style-name="T1">="</text:span>skill <text:span text:style-name="T2">in</text:span> user<text:span text:style-name="T1">.</text:span>skills<text:span text:style-name="T1">"</text:span> <text:span text:style-name="T1">:</text:span><text:span text:style-name="T4">key</text:span><text:span text:style-name="T1">="</text:span>skill<text:span text:style-name="T1">"&gt;</text:span></text:p>
      <text:p text:style-name="P1"><text:span text:style-name="T1">{{</text:span> skill <text:span text:style-name="T2">+</text:span> <text:span text:style-name="T1">"</text:span><text:span text:style-name="T5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label</text:span><text:span text:style-name="T1">&gt;</text:span>Group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6</text:span>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</text:span> <text:span text:style-name="T4">v-if</text:span><text:span text:style-name="T1">="</text:span>user<text:span text:style-name="T1">.</text:span>user<text:span text:style-name="T1">.</text:span>groups<text:span text:style-name="T1">"&gt;</text:span></text:p>
      <text:p text:style-name="P1"><text:span text:style-name="T1">&lt;</text:span><text:span text:style-name="T2">li</text:span> <text:span text:style-name="T4">v-for</text:span><text:span text:style-name="T1">="</text:span>element <text:span text:style-name="T2">in</text:span> user<text:span text:style-name="T1">.</text:span>user<text:span text:style-name="T1">.</text:span>groups<text:span text:style-name="T1">"</text:span> <text:span text:style-name="T1">:</text:span><text:span text:style-name="T4">key</text:span><text:span text:style-name="T1">="</text:span>element<text:span text:style-name="T1">"&gt;</text:span></text:p>
      <text:p text:style-name="P1"><text:span text:style-name="T1">{{</text:span> element<text:span text:style-name="T1">.</text:span>name <text:span text:style-name="T2">+</text:span> <text:span text:style-name="T1">"</text:span><text:span text:style-name="T5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md-12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Short Bi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1"><text:span text:style-name="T1">&lt;</text:span><text:span text:style-name="T2">p</text:span> <text:span text:style-name="T4">class</text:span>=<text:span text:style-name="T1">"</text:span><text:span text:style-name="T5">bio</text:span><text:span text:style-name="T1">"</text:span> <text:span text:style-name="T4">v-if</text:span><text:span text:style-name="T1">="</text:span>user<text:span text:style-name="T1">.</text:span>short_bio<text:span text:style-name="T1">"&gt;</text:span></text:p>
      <text:p text:style-name="P1"><text:soft-page-break/><text:span text:style-name="T1">{{</text:span> user<text:span text:style-name="T1">.</text:span>short_bio <text:span text:style-name="T1">}}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&lt;/</text:span><text:span text:style-name="T3">Master</text:span></text:p>
      <text:p text:style-name="P4">&gt;</text:p>
      <text:p text:style-name="P1"><text:span text:style-name="T1">&lt;/</text:span><text:span text:style-name="T2">template</text:span><text:span text:style-name="T1">&gt;</text:span></text:p>
      <text:p text:style-name="P7"><text:line-break/></text:p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5">axios</text:span><text:span text:style-name="T1">";</text:span></text:p>
      <text:p text:style-name="P1"><text:span text:style-name="T2">import</text:span> Master <text:span text:style-name="T2">from</text:span> <text:span text:style-name="T1">"</text:span><text:span text:style-name="T5">../Master</text:span><text:span text:style-name="T1">";</text:span></text:p>
      <text:p text:style-name="P5"/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5">UserProfile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6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<text:span text:style-name="T1">:</text:span> <text:span text:style-name="T8">null</text:span><text:span text:style-name="T1">,</text:span></text:p>
      <text:p text:style-name="P4">};</text:p>
      <text:p text:style-name="P4">},</text:p>
      <text:p text:style-name="P5"/>
      <text:p text:style-name="P1"><text:span text:style-name="T6">created</text:span><text:span text:style-name="T1">()</text:span> <text:span text:style-name="T1">{</text:span></text:p>
      <text:p text:style-name="P1"><text:span text:style-name="T4">const</text:span> <text:span text:style-name="T8">token</text:span> <text:span text:style-name="T2">=</text:span> localStorage<text:span text:style-name="T1">.</text:span><text:span text:style-name="T6">getItem</text:span><text:span text:style-name="T1">("</text:span><text:span text:style-name="T5">token</text:span><text:span text:style-name="T1">");</text:span></text:p>
      <text:p text:style-name="P5"/>
      <text:p text:style-name="P1"><text:span text:style-name="T2">if</text:span> <text:span text:style-name="T1">(</text:span>token<text:span text:style-name="T1">)</text:span> <text:span text:style-name="T1">{</text:span></text:p>
      <text:p text:style-name="P1"><text:span text:style-name="T11">this</text:span><text:span text:style-name="T1">.</text:span><text:span text:style-name="T6">fetchAuthenticatedUser</text:span><text:span text:style-name="T1">(</text:span>token<text:span text:style-name="T1">);</text:span></text:p>
      <text:p text:style-name="P4">}</text:p>
      <text:p text:style-name="P4">},</text:p>
      <text:p text:style-name="P3">// end of creted</text:p>
      <text:p text:style-name="P1">methods<text:span text:style-name="T1">:</text:span> <text:span text:style-name="T1">{</text:span></text:p>
      <text:p text:style-name="P1"><text:span text:style-name="T6">fetchAuthenticatedUser</text:span><text:span text:style-name="T1">()</text:span> <text:span text:style-name="T1">{</text:span></text:p>
      <text:p text:style-name="P1">axios<text:span text:style-name="T1">.</text:span><text:span text:style-name="T6">get</text:span><text:span text:style-name="T1">("</text:span><text:span text:style-name="T5">/profiles/me/</text:span><text:span text:style-name="T1">").</text:span><text:span text:style-name="T6">then</text:span><text:span text:style-name="T1">((</text:span><text:span text:style-name="T10">response</text:span><text:span text:style-name="T1">)</text:span> <text:span text:style-name="T2">=&gt;</text:span> <text:span text:style-name="T1">{</text:span></text:p>
      <text:p text:style-name="P1"><text:span text:style-name="T11">this</text:span><text:span text:style-name="T1">.</text:span>user <text:span text:style-name="T2">=</text:span> response<text:span text:style-name="T1">.</text:span>data<text:span text:style-name="T1">;</text:span></text:p>
      <text:p text:style-name="P1">console<text:span text:style-name="T1">.</text:span><text:span text:style-name="T6">log</text:span><text:span text:style-name="T1">(</text:span>response<text:span text:style-name="T1">.</text:span>data<text:span text:style-name="T1">);</text:span></text:p>
      <text:p text:style-name="P4">});</text:p>
      <text:p text:style-name="P4">},</text:p>
      <text:p text:style-name="P4">},</text:p>
      <text:p text:style-name="P4">};</text:p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4">scoped</text:span><text:span text:style-name="T1">&gt;</text:span></text:p>
      <text:p text:style-name="P3">/* @import url("https://fonts.googleapis.com/css?family=Varela+Round");</text:p>
      <text:p text:style-name="P5"/>
      <text:p text:style-name="P3">.vl {</text:p>
      <text:p text:style-name="P3">border: 1px solid #eeeeee;</text:p>
      <text:p text:style-name="P3">}</text:p>
      <text:p text:style-name="P5"><text:soft-page-break/></text:p>
      <text:p text:style-name="P3">.row {</text:p>
      <text:p text:style-name="P3">font-family: "Varela Round", Helvetica, Arial, sans-serif;</text:p>
      <text:p text:style-name="P3">-webkit-font-smoothing: antialiased;</text:p>
      <text:p text:style-name="P3">-moz-osx-font-smoothing: grayscale;</text:p>
      <text:p text:style-name="P3">text-align: center;</text:p>
      <text:p text:style-name="P3">color: #2c3e50;</text:p>
      <text:p text:style-name="P3">margin-bottom: 10px;</text:p>
      <text:p text:style-name="P3">}</text:p>
      <text:p text:style-name="P5"/>
      <text:p text:style-name="P3">.card {</text:p>
      <text:p text:style-name="P3">margin-top: 30px;</text:p>
      <text:p text:style-name="P3">padding-top: 30px;</text:p>
      <text:p text:style-name="P3">}</text:p>
      <text:p text:style-name="P5"/>
      <text:p text:style-name="P3">ul#menu li {</text:p>
      <text:p text:style-name="P3">display: inline;</text:p>
      <text:p text:style-name="P3">list-style: none;</text:p>
      <text:p text:style-name="P3">} */</text:p>
      <text:p text:style-name="P5"/>
      <text:p text:style-name="P3">/* new profile page */</text:p>
      <text:p text:style-name="P1"><text:span text:style-name="T2">input</text:span><text:span text:style-name="T11">.</text:span><text:span text:style-name="T7">hidden</text:span> <text:span text:style-name="T1">{</text:span></text:p>
      <text:p text:style-name="P1">position<text:span text:style-name="T1">:</text:span> <text:span text:style-name="T3">absolute</text:span><text:span text:style-name="T1">;</text:span></text:p>
      <text:p text:style-name="P1">left<text:span text:style-name="T1">:</text:span> <text:span text:style-name="T8">-9999</text:span><text:span text:style-name="T2">px</text:span><text:span text:style-name="T1">;</text:span></text:p>
      <text:p text:style-name="P4">}</text:p>
      <text:p text:style-name="P5"/>
      <text:p text:style-name="P1"><text:span text:style-name="T11">#</text:span><text:span text:style-name="T10">profile-image1</text:span> <text:span text:style-name="T1">{</text:span></text:p>
      <text:p text:style-name="P1">cursor<text:span text:style-name="T1">:</text:span> <text:span text:style-name="T3">pointer</text:span><text:span text:style-name="T1">;</text:span></text:p>
      <text:p text:style-name="P5"/>
      <text:p text:style-name="P1">width<text:span text:style-name="T1">:</text:span> <text:span text:style-name="T8">100</text:span><text:span text:style-name="T2">px</text:span><text:span text:style-name="T1">;</text:span></text:p>
      <text:p text:style-name="P1">height<text:span text:style-name="T1">:</text:span> <text:span text:style-name="T8">100</text:span><text:span text:style-name="T2">px</text:span><text:span text:style-name="T1">;</text:span></text:p>
      <text:p text:style-name="P1">border<text:span text:style-name="T1">:</text:span> <text:span text:style-name="T8">2</text:span><text:span text:style-name="T2">px</text:span> <text:span text:style-name="T3">solid</text:span> <text:span text:style-name="T1">#</text:span><text:span text:style-name="T8">03b1ce</text:span><text:span text:style-name="T1">;</text:span></text:p>
      <text:p text:style-name="P4">}</text:p>
      <text:p text:style-name="P1"><text:span text:style-name="T11">.</text:span><text:span text:style-name="T7">tital</text:span> <text:span text:style-name="T1">{</text:span></text:p>
      <text:p text:style-name="P1">font-size<text:span text:style-name="T1">:</text:span> <text:span text:style-name="T8">16</text:span><text:span text:style-name="T2">px</text:span><text:span text:style-name="T1">;</text:span></text:p>
      <text:p text:style-name="P1">font-weight<text:span text:style-name="T1">:</text:span> <text:span text:style-name="T8">500</text:span><text:span text:style-name="T1">;</text:span></text:p>
      <text:p text:style-name="P4">}</text:p>
      <text:p text:style-name="P1"><text:span text:style-name="T11">.</text:span><text:span text:style-name="T7">bot-border</text:span> <text:span text:style-name="T1">{</text:span></text:p>
      <text:p text:style-name="P1">border-bottom<text:span text:style-name="T1">:</text:span> <text:span text:style-name="T8">1</text:span><text:span text:style-name="T2">px</text:span> <text:span text:style-name="T1">#</text:span><text:span text:style-name="T8">f8f8f8</text:span> <text:span text:style-name="T3">solid</text:span><text:span text:style-name="T1">;</text:span></text:p>
      <text:p text:style-name="P1">margin<text:span text:style-name="T1">:</text:span> <text:span text:style-name="T8">5</text:span><text:span text:style-name="T2">px</text:span> <text:span text:style-name="T8">0</text:span> <text:span text:style-name="T8">5</text:span><text:span text:style-name="T2">px</text:span> <text:span text:style-name="T8">0</text:span><text:span text:style-name="T1">;</text:span></text:p>
      <text:p text:style-name="P4">}</text:p>
      <text:p text:style-name="P5"/>
      <text:p text:style-name="P3">/* for profile page */</text:p>
      <text:p text:style-name="P1"><text:span text:style-name="T2">body</text:span> <text:span text:style-name="T1">{</text:span></text:p>
      <text:p text:style-name="P1">background<text:span text:style-name="T1">:</text:span> <text:span text:style-name="T6">-webkit-linear-gradient</text:span><text:span text:style-name="T1">(</text:span><text:span text:style-name="T3">left</text:span><text:span text:style-name="T1">,</text:span> <text:span text:style-name="T1">#</text:span><text:span text:style-name="T8">3931af</text:span><text:span text:style-name="T1">,</text:span> <text:span text:style-name="T1">#</text:span><text:span text:style-name="T8">00c6ff</text:span><text:span text:style-name="T1">);</text:span></text:p>
      <text:p text:style-name="P4">}</text:p>
      <text:p text:style-name="P1"><text:span text:style-name="T11">.</text:span><text:span text:style-name="T7">tab-pane</text:span> fade show active <text:span text:style-name="T1">{</text:span></text:p>
      <text:p text:style-name="P1">margin-left<text:span text:style-name="T1">:</text:span> <text:span text:style-name="T8">20</text:span><text:span text:style-name="T2">px</text:span><text:span text:style-name="T1">;</text:span></text:p>
      <text:p text:style-name="P4">}</text:p>
      <text:p text:style-name="P5"/>
      <text:p text:style-name="P1"><text:span text:style-name="T11">.</text:span><text:span text:style-name="T7">employee</text:span> <text:span text:style-name="T1">{</text:span></text:p>
      <text:p text:style-name="P1"><text:soft-page-break/>margin<text:span text:style-name="T1">:</text:span> <text:span text:style-name="T8">50</text:span><text:span text:style-name="T2">px</text:span><text:span text:style-name="T1">;</text:span></text:p>
      <text:p text:style-name="P4">}</text:p>
      <text:p text:style-name="P1"><text:span text:style-name="T11">.</text:span><text:span text:style-name="T7">employee_bio</text:span> <text:span text:style-name="T1">{</text:span></text:p>
      <text:p text:style-name="P1">margin-bottom<text:span text:style-name="T1">:</text:span> <text:span text:style-name="T8">20</text:span><text:span text:style-name="T2">px</text:span><text:span text:style-name="T1">;</text:span></text:p>
      <text:p text:style-name="P4">}</text:p>
      <text:p text:style-name="P1"><text:span text:style-name="T11">.</text:span><text:span text:style-name="T7">header</text:span> <text:span text:style-name="T1">{</text:span></text:p>
      <text:p text:style-name="P1">margin-bottom<text:span text:style-name="T1">:</text:span> <text:span text:style-name="T8">10</text:span><text:span text:style-name="T2">px</text:span><text:span text:style-name="T1">;</text:span></text:p>
      <text:p text:style-name="P1">margin-top<text:span text:style-name="T1">:</text:span> <text:span text:style-name="T8">10</text:span><text:span text:style-name="T2">px</text:span><text:span text:style-name="T1">;</text:span></text:p>
      <text:p text:style-name="P1">margin-left<text:span text:style-name="T1">:</text:span> <text:span text:style-name="T8">20</text:span><text:span text:style-name="T2">px</text:span><text:span text:style-name="T1">;</text:span></text:p>
      <text:p text:style-name="P1">margin-right<text:span text:style-name="T1">:</text:span> <text:span text:style-name="T8">20</text:span><text:span text:style-name="T2">px</text:span><text:span text:style-name="T1">;</text:span></text:p>
      <text:p text:style-name="P4">}</text:p>
      <text:p text:style-name="P1"><text:span text:style-name="T11">.</text:span><text:span text:style-name="T7">bio</text:span> <text:span text:style-name="T1">{</text:span></text:p>
      <text:p text:style-name="P1">margin-bottom<text:span text:style-name="T1">:</text:span> <text:span text:style-name="T8">20</text:span><text:span text:style-name="T2">px</text:span><text:span text:style-name="T1">;</text:span></text:p>
      <text:p text:style-name="P4">}</text:p>
      <text:p text:style-name="P5"/>
      <text:p text:style-name="P1"><text:span text:style-name="T2">ul</text:span><text:span text:style-name="T11">#</text:span><text:span text:style-name="T10">menu</text:span> <text:span text:style-name="T2">li</text:span> <text:span text:style-name="T1">{</text:span></text:p>
      <text:p text:style-name="P1">display<text:span text:style-name="T1">:</text:span> <text:span text:style-name="T3">inline</text:span><text:span text:style-name="T1">;</text:span></text:p>
      <text:p text:style-name="P3">/* list-style: none; */</text:p>
      <text:p text:style-name="P1">list-style<text:span text:style-name="T1">:</text:span> <text:span text:style-name="T3">square</text:span><text:span text:style-name="T1">;</text:span></text:p>
      <text:p text:style-name="P4">}</text:p>
      <text:p text:style-name="P5"/>
      <text:p text:style-name="P1"><text:span text:style-name="T11">.</text:span><text:span text:style-name="T7">emp-profile</text:span> <text:span text:style-name="T1">{</text:span></text:p>
      <text:p text:style-name="P1">padding<text:span text:style-name="T1">:</text:span> <text:span text:style-name="T8">0</text:span><text:span text:style-name="T1">;</text:span></text:p>
      <text:p text:style-name="P1">margin-top<text:span text:style-name="T1">:</text:span> <text:span text:style-name="T8">3</text:span><text:span text:style-name="T2">%</text:span><text:span text:style-name="T1">;</text:span></text:p>
      <text:p text:style-name="P1">margin-bottom<text:span text:style-name="T1">:</text:span> <text:span text:style-name="T8">3</text:span><text:span text:style-name="T2">%</text:span><text:span text:style-name="T1">;</text:span></text:p>
      <text:p text:style-name="P3">/* border-radius: 0rem; */</text:p>
      <text:p text:style-name="P1">background<text:span text:style-name="T1">:</text:span> <text:span text:style-name="T1">#</text:span><text:span text:style-name="T8">fff</text:span><text:span text:style-name="T1">;</text:span></text:p>
      <text:p text:style-name="P1">padding-bottom<text:span text:style-name="T1">:</text:span> <text:span text:style-name="T8">10</text:span><text:span text:style-name="T2">px</text:span><text:span text:style-name="T1">;</text:span></text:p>
      <text:p text:style-name="P1">padding-top<text:span text:style-name="T1">:</text:span> <text:span text:style-name="T8">10</text:span><text:span text:style-name="T2">px</text:span><text:span text:style-name="T1">;</text:span></text:p>
      <text:p text:style-name="P3">/* padding-right: ; */</text:p>
      <text:p text:style-name="P4">}</text:p>
      <text:p text:style-name="P5"/>
      <text:p text:style-name="P1"><text:span text:style-name="T11">.</text:span><text:span text:style-name="T7">profile-img</text:span> <text:span text:style-name="T1">{</text:span></text:p>
      <text:p text:style-name="P1">text-align<text:span text:style-name="T1">:</text:span> <text:span text:style-name="T3">center</text:span><text:span text:style-name="T1">;</text:span></text:p>
      <text:p text:style-name="P4">}</text:p>
      <text:p text:style-name="P1"><text:span text:style-name="T11">.</text:span><text:span text:style-name="T7">profile-img</text:span> <text:span text:style-name="T2">img</text:span> <text:span text:style-name="T1">{</text:span></text:p>
      <text:p text:style-name="P1">width<text:span text:style-name="T1">:</text:span> <text:span text:style-name="T8">70</text:span><text:span text:style-name="T2">%</text:span><text:span text:style-name="T1">;</text:span></text:p>
      <text:p text:style-name="P1">height<text:span text:style-name="T1">:</text:span> <text:span text:style-name="T8">100</text:span><text:span text:style-name="T2">%</text:span><text:span text:style-name="T1">;</text:span></text:p>
      <text:p text:style-name="P4">}</text:p>
      <text:p text:style-name="P1"><text:span text:style-name="T11">.</text:span><text:span text:style-name="T7">profile-img</text:span> <text:span text:style-name="T11">.</text:span><text:span text:style-name="T7">file</text:span> <text:span text:style-name="T1">{</text:span></text:p>
      <text:p text:style-name="P1">position<text:span text:style-name="T1">:</text:span> <text:span text:style-name="T3">relative</text:span><text:span text:style-name="T1">;</text:span></text:p>
      <text:p text:style-name="P1">overflow<text:span text:style-name="T1">:</text:span> <text:span text:style-name="T3">hidden</text:span><text:span text:style-name="T1">;</text:span></text:p>
      <text:p text:style-name="P1">margin-top<text:span text:style-name="T1">:</text:span> <text:span text:style-name="T8">-20</text:span><text:span text:style-name="T2">%</text:span><text:span text:style-name="T1">;</text:span></text:p>
      <text:p text:style-name="P1">width<text:span text:style-name="T1">:</text:span> <text:span text:style-name="T8">70</text:span><text:span text:style-name="T2">%</text:span><text:span text:style-name="T1">;</text:span></text:p>
      <text:p text:style-name="P1">border<text:span text:style-name="T1">:</text:span> <text:span text:style-name="T3">none</text:span><text:span text:style-name="T1">;</text:span></text:p>
      <text:p text:style-name="P1">border-radius<text:span text:style-name="T1">:</text:span> <text:span text:style-name="T8">0</text:span><text:span text:style-name="T1">;</text:span></text:p>
      <text:p text:style-name="P1">font-size<text:span text:style-name="T1">:</text:span> <text:span text:style-name="T8">15</text:span><text:span text:style-name="T2">px</text:span><text:span text:style-name="T1">;</text:span></text:p>
      <text:p text:style-name="P1">background<text:span text:style-name="T1">:</text:span> <text:span text:style-name="T1">#</text:span><text:span text:style-name="T8">212529b8</text:span><text:span text:style-name="T1">;</text:span></text:p>
      <text:p text:style-name="P4">}</text:p>
      <text:p text:style-name="P1"><text:span text:style-name="T11">.</text:span><text:span text:style-name="T7">profile-img</text:span> <text:span text:style-name="T11">.</text:span><text:span text:style-name="T7">file</text:span> <text:span text:style-name="T2">input</text:span> <text:span text:style-name="T1">{</text:span></text:p>
      <text:p text:style-name="P1">position<text:span text:style-name="T1">:</text:span> <text:span text:style-name="T3">absolute</text:span><text:span text:style-name="T1">;</text:span></text:p>
      <text:p text:style-name="P1"><text:soft-page-break/>opacity<text:span text:style-name="T1">:</text:span> <text:span text:style-name="T8">0</text:span><text:span text:style-name="T1">;</text:span></text:p>
      <text:p text:style-name="P1">right<text:span text:style-name="T1">:</text:span> <text:span text:style-name="T8">0</text:span><text:span text:style-name="T1">;</text:span></text:p>
      <text:p text:style-name="P1">top<text:span text:style-name="T1">:</text:span> <text:span text:style-name="T8">0</text:span><text:span text:style-name="T1">;</text:span></text:p>
      <text:p text:style-name="P4">}</text:p>
      <text:p text:style-name="P1"><text:span text:style-name="T11">.</text:span><text:span text:style-name="T7">profile-head</text:span> <text:span text:style-name="T2">h5</text:span> <text:span text:style-name="T1">{</text:span></text:p>
      <text:p text:style-name="P1">color<text:span text:style-name="T1">:</text:span> <text:span text:style-name="T1">#</text:span><text:span text:style-name="T8">333</text:span><text:span text:style-name="T1">;</text:span></text:p>
      <text:p text:style-name="P4">}</text:p>
      <text:p text:style-name="P1"><text:span text:style-name="T11">.</text:span><text:span text:style-name="T7">profile-head</text:span> <text:span text:style-name="T2">h6</text:span> <text:span text:style-name="T1">{</text:span></text:p>
      <text:p text:style-name="P1">color<text:span text:style-name="T1">:</text:span> <text:span text:style-name="T1">#</text:span><text:span text:style-name="T8">0062cc</text:span><text:span text:style-name="T1">;</text:span></text:p>
      <text:p text:style-name="P4">}</text:p>
      <text:p text:style-name="P1">btns <text:span text:style-name="T2">btns-primary</text:span> <text:span text:style-name="T1">{</text:span></text:p>
      <text:p text:style-name="P1">padding<text:span text:style-name="T1">:</text:span> <text:span text:style-name="T8">2</text:span><text:span text:style-name="T2">%</text:span><text:span text:style-name="T1">;</text:span></text:p>
      <text:p text:style-name="P1">width<text:span text:style-name="T1">:</text:span> <text:span text:style-name="T8">80</text:span><text:span text:style-name="T2">%</text:span><text:span text:style-name="T1">;</text:span></text:p>
      <text:p text:style-name="P1">cursor<text:span text:style-name="T1">:</text:span> <text:span text:style-name="T3">pointer</text:span><text:span text:style-name="T1">;</text:span></text:p>
      <text:p text:style-name="P1">font-weight<text:span text:style-name="T1">:</text:span> <text:span text:style-name="T8">200</text:span><text:span text:style-name="T1">;</text:span></text:p>
      <text:p text:style-name="P4">}</text:p>
      <text:p text:style-name="P1"><text:span text:style-name="T11">.</text:span><text:span text:style-name="T7">profile-edit-btn</text:span> <text:span text:style-name="T1">{</text:span></text:p>
      <text:p text:style-name="P1">border<text:span text:style-name="T1">:</text:span> <text:span text:style-name="T3">none</text:span><text:span text:style-name="T1">;</text:span></text:p>
      <text:p text:style-name="P1">border-radius<text:span text:style-name="T1">:</text:span> <text:span text:style-name="T8">1</text:span><text:span text:style-name="T2">rem</text:span><text:span text:style-name="T1">;</text:span></text:p>
      <text:p text:style-name="P1">width<text:span text:style-name="T1">:</text:span> <text:span text:style-name="T8">85</text:span><text:span text:style-name="T2">%</text:span><text:span text:style-name="T1">;</text:span></text:p>
      <text:p text:style-name="P1">padding<text:span text:style-name="T1">:</text:span> <text:span text:style-name="T8">2</text:span><text:span text:style-name="T2">%</text:span> <text:span text:style-name="T8">8</text:span><text:span text:style-name="T2">%</text:span> <text:span text:style-name="T8">2</text:span><text:span text:style-name="T2">%</text:span> <text:span text:style-name="T8">5</text:span><text:span text:style-name="T2">%</text:span><text:span text:style-name="T1">;</text:span></text:p>
      <text:p text:style-name="P3">/* padding-left:;</text:p>
      <text:p text:style-name="P3">padding-right: ; */</text:p>
      <text:p text:style-name="P5"/>
      <text:p text:style-name="P1">font-weight<text:span text:style-name="T1">:</text:span> <text:span text:style-name="T8">400</text:span><text:span text:style-name="T1">;</text:span></text:p>
      <text:p text:style-name="P1">color<text:span text:style-name="T1">:</text:span> <text:span text:style-name="T1">#</text:span><text:span text:style-name="T8">6c757d</text:span><text:span text:style-name="T1">;</text:span></text:p>
      <text:p text:style-name="P1">cursor<text:span text:style-name="T1">:</text:span> <text:span text:style-name="T3">pointer</text:span><text:span text:style-name="T1">;</text:span></text:p>
      <text:p text:style-name="P1">margin-top<text:span text:style-name="T1">:</text:span> <text:span text:style-name="T8">10</text:span><text:span text:style-name="T2">px</text:span><text:span text:style-name="T1">;</text:span></text:p>
      <text:p text:style-name="P3">/* margin-right: 5px; */</text:p>
      <text:p text:style-name="P4">}</text:p>
      <text:p text:style-name="P1"><text:span text:style-name="T11">.</text:span><text:span text:style-name="T7">proile-rating</text:span> <text:span text:style-name="T1">{</text:span></text:p>
      <text:p text:style-name="P1">font-size<text:span text:style-name="T1">:</text:span> <text:span text:style-name="T8">12</text:span><text:span text:style-name="T2">px</text:span><text:span text:style-name="T1">;</text:span></text:p>
      <text:p text:style-name="P1">color<text:span text:style-name="T1">:</text:span> <text:span text:style-name="T1">#</text:span><text:span text:style-name="T8">818182</text:span><text:span text:style-name="T1">;</text:span></text:p>
      <text:p text:style-name="P1">margin-top<text:span text:style-name="T1">:</text:span> <text:span text:style-name="T8">5</text:span><text:span text:style-name="T2">%</text:span><text:span text:style-name="T1">;</text:span></text:p>
      <text:p text:style-name="P4">}</text:p>
      <text:p text:style-name="P1"><text:span text:style-name="T11">.</text:span><text:span text:style-name="T7">proile-rating</text:span> <text:span text:style-name="T2">span</text:span> <text:span text:style-name="T1">{</text:span></text:p>
      <text:p text:style-name="P1">color<text:span text:style-name="T1">:</text:span> <text:span text:style-name="T1">#</text:span><text:span text:style-name="T8">495057</text:span><text:span text:style-name="T1">;</text:span></text:p>
      <text:p text:style-name="P1">font-size<text:span text:style-name="T1">:</text:span> <text:span text:style-name="T8">15</text:span><text:span text:style-name="T2">px</text:span><text:span text:style-name="T1">;</text:span></text:p>
      <text:p text:style-name="P1">font-weight<text:span text:style-name="T1">:</text:span> <text:span text:style-name="T8">600</text:span><text:span text:style-name="T1">;</text:span></text:p>
      <text:p text:style-name="P4">}</text:p>
      <text:p text:style-name="P1"><text:span text:style-name="T11">.</text:span><text:span text:style-name="T7">profile-head</text:span> <text:span text:style-name="T11">.</text:span><text:span text:style-name="T7">nav-tabs</text:span> <text:span text:style-name="T1">{</text:span></text:p>
      <text:p text:style-name="P1">margin-bottom<text:span text:style-name="T1">:</text:span> <text:span text:style-name="T8">5</text:span><text:span text:style-name="T2">%</text:span><text:span text:style-name="T1">;</text:span></text:p>
      <text:p text:style-name="P4">}</text:p>
      <text:p text:style-name="P1"><text:span text:style-name="T11">.</text:span><text:span text:style-name="T7">profile-head</text:span> <text:span text:style-name="T11">.</text:span><text:span text:style-name="T7">nav-tabs</text:span> <text:span text:style-name="T11">.</text:span><text:span text:style-name="T7">nav-link</text:span> <text:span text:style-name="T1">{</text:span></text:p>
      <text:p text:style-name="P1">font-weight<text:span text:style-name="T1">:</text:span> <text:span text:style-name="T8">600</text:span><text:span text:style-name="T1">;</text:span></text:p>
      <text:p text:style-name="P1">border<text:span text:style-name="T1">:</text:span> <text:span text:style-name="T3">none</text:span><text:span text:style-name="T1">;</text:span></text:p>
      <text:p text:style-name="P4">}</text:p>
      <text:p text:style-name="P1"><text:span text:style-name="T11">.</text:span><text:span text:style-name="T7">profile-head</text:span> <text:span text:style-name="T11">.</text:span><text:span text:style-name="T7">nav-tabs</text:span> <text:span text:style-name="T11">.</text:span><text:span text:style-name="T7">nav-link</text:span><text:span text:style-name="T11">.</text:span><text:span text:style-name="T7">active</text:span> <text:span text:style-name="T1">{</text:span></text:p>
      <text:p text:style-name="P1">border<text:span text:style-name="T1">:</text:span> <text:span text:style-name="T3">none</text:span><text:span text:style-name="T1">;</text:span></text:p>
      <text:p text:style-name="P1">border-bottom<text:span text:style-name="T1">:</text:span> <text:span text:style-name="T8">2</text:span><text:span text:style-name="T2">px</text:span> <text:span text:style-name="T3">solid</text:span> <text:span text:style-name="T1">#</text:span><text:span text:style-name="T8">0062cc</text:span><text:span text:style-name="T1">;</text:span></text:p>
      <text:p text:style-name="P4">}</text:p>
      <text:p text:style-name="P1"><text:soft-page-break/><text:span text:style-name="T11">.</text:span><text:span text:style-name="T7">profile-work</text:span> <text:span text:style-name="T1">{</text:span></text:p>
      <text:p text:style-name="P1">padding<text:span text:style-name="T1">:</text:span> <text:span text:style-name="T8">14</text:span><text:span text:style-name="T2">%</text:span><text:span text:style-name="T1">;</text:span></text:p>
      <text:p text:style-name="P3">/* margin-top:0; */</text:p>
      <text:p text:style-name="P1">margin-left<text:span text:style-name="T1">:</text:span> <text:span text:style-name="T8">5</text:span><text:span text:style-name="T2">px</text:span><text:span text:style-name="T1">;</text:span></text:p>
      <text:p text:style-name="P4">}</text:p>
      <text:p text:style-name="P1"><text:span text:style-name="T11">.</text:span><text:span text:style-name="T7">profile-work</text:span> <text:span text:style-name="T2">p</text:span> <text:span text:style-name="T1">{</text:span></text:p>
      <text:p text:style-name="P1">font-size<text:span text:style-name="T1">:</text:span> <text:span text:style-name="T8">12</text:span><text:span text:style-name="T2">px</text:span><text:span text:style-name="T1">;</text:span></text:p>
      <text:p text:style-name="P1">color<text:span text:style-name="T1">:</text:span> <text:span text:style-name="T1">#</text:span><text:span text:style-name="T8">818182</text:span><text:span text:style-name="T1">;</text:span></text:p>
      <text:p text:style-name="P1">font-weight<text:span text:style-name="T1">:</text:span> <text:span text:style-name="T8">600</text:span><text:span text:style-name="T1">;</text:span></text:p>
      <text:p text:style-name="P1">margin-top<text:span text:style-name="T1">:</text:span> <text:span text:style-name="T8">10</text:span><text:span text:style-name="T2">%</text:span><text:span text:style-name="T1">;</text:span></text:p>
      <text:p text:style-name="P4">}</text:p>
      <text:p text:style-name="P1"><text:span text:style-name="T11">.</text:span><text:span text:style-name="T7">profile-work</text:span> <text:span text:style-name="T2">a</text:span> <text:span text:style-name="T1">{</text:span></text:p>
      <text:p text:style-name="P1">text-decoration<text:span text:style-name="T1">:</text:span> <text:span text:style-name="T3">none</text:span><text:span text:style-name="T1">;</text:span></text:p>
      <text:p text:style-name="P1">color<text:span text:style-name="T1">:</text:span> <text:span text:style-name="T1">#</text:span><text:span text:style-name="T8">495057</text:span><text:span text:style-name="T1">;</text:span></text:p>
      <text:p text:style-name="P1">font-weight<text:span text:style-name="T1">:</text:span> <text:span text:style-name="T8">600</text:span><text:span text:style-name="T1">;</text:span></text:p>
      <text:p text:style-name="P1">font-size<text:span text:style-name="T1">:</text:span> <text:span text:style-name="T8">14</text:span><text:span text:style-name="T2">px</text:span><text:span text:style-name="T1">;</text:span></text:p>
      <text:p text:style-name="P4">}</text:p>
      <text:p text:style-name="P1"><text:span text:style-name="T11">.</text:span><text:span text:style-name="T7">profile-work</text:span> <text:span text:style-name="T2">ul</text:span> <text:span text:style-name="T1">{</text:span></text:p>
      <text:p text:style-name="P3">/* list-style: none; */</text:p>
      <text:p text:style-name="P4">}</text:p>
      <text:p text:style-name="P1"><text:span text:style-name="T11">.</text:span><text:span text:style-name="T7">profile-tab</text:span> <text:span text:style-name="T2">label</text:span> <text:span text:style-name="T1">{</text:span></text:p>
      <text:p text:style-name="P1">font-weight<text:span text:style-name="T1">:</text:span> <text:span text:style-name="T8">600</text:span><text:span text:style-name="T1">;</text:span></text:p>
      <text:p text:style-name="P4">}</text:p>
      <text:p text:style-name="P1"><text:span text:style-name="T11">.</text:span><text:span text:style-name="T7">profile-tab</text:span> <text:span text:style-name="T2">p</text:span> <text:span text:style-name="T1">{</text:span></text:p>
      <text:p text:style-name="P1">font-weight<text:span text:style-name="T1">:</text:span> <text:span text:style-name="T8">600</text:span><text:span text:style-name="T1">;</text:span></text:p>
      <text:p text:style-name="P1">color<text:span text:style-name="T1">:</text:span> <text:span text:style-name="T1">#</text:span><text:span text:style-name="T8">0062cc</text:span><text:span text:style-name="T1">;</text:span></text:p>
      <text:p text:style-name="P4">}</text:p>
      <text:p text:style-name="P5"/>
      <text:p text:style-name="P1"><text:span text:style-name="T2">hr</text:span> <text:span text:style-name="T1">{</text:span></text:p>
      <text:p text:style-name="P1">margin-top<text:span text:style-name="T1">:</text:span> <text:span text:style-name="T8">25</text:span><text:span text:style-name="T2">px</text:span><text:span text:style-name="T1">;</text:span></text:p>
      <text:p text:style-name="P1">margin-bottom<text:span text:style-name="T1">:</text:span> <text:span text:style-name="T8">1</text:span><text:span text:style-name="T2">rem</text:span><text:span text:style-name="T1">;</text:span></text:p>
      <text:p text:style-name="P1">border<text:span text:style-name="T1">:</text:span> <text:span text:style-name="T8">0</text:span><text:span text:style-name="T1">;</text:span></text:p>
      <text:p text:style-name="P1">border-top<text:span text:style-name="T1">:</text:span> <text:span text:style-name="T8">1</text:span><text:span text:style-name="T2">px</text:span> <text:span text:style-name="T3">solid</text:span> <text:span text:style-name="T6">rgba</text:span><text:span text:style-name="T1">(</text:span><text:span text:style-name="T8">0</text:span><text:span text:style-name="T1">,</text:span> <text:span text:style-name="T8">0</text:span><text:span text:style-name="T1">,</text:span> <text:span text:style-name="T8">0</text:span><text:span text:style-name="T1">,</text:span> <text:span text:style-name="T8">0.1</text:span><text:span text:style-name="T1">)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P11"><text:span text:style-name="T1"/></text:p>
      <text:p text:style-name="P10"><text:span text:style-name="T1"/></text:p>
      <text:p text:style-name="P10"><text:span text:style-name="T1"/></text:p>
      <text:p text:style-name="P1"><text:span text:style-name="T1"/></text:p>
      <text:p text:style-name="P1"><text:span text:style-name="T1">&lt;</text:span><text:span text:style-name="T2">template</text:span><text:span text:style-name="T1">&gt;</text:span></text:p>
      <text:p text:style-name="P1"><text:span text:style-name="T1">&lt;</text:span><text:span text:style-name="T3">Master</text:span><text:span text:style-name="T1">&gt;</text:span></text:p>
      <text:p text:style-name="P1"><text:span text:style-name="T1">&lt;</text:span><text:span text:style-name="T2">template</text:span> <text:span text:style-name="T4">v-slot:content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main__inn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page-title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wrapp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heading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icon</text:span><text:span text:style-name="T1">"&gt;</text:span></text:p>
      <text:p text:style-name="P1"><text:span text:style-name="T1">&lt;</text:span><text:span text:style-name="T2">i</text:span> <text:span text:style-name="T4">class</text:span>=<text:span text:style-name="T1">"</text:span><text:span text:style-name="T5">fas fa-list-alt icon-gradient bg-tempting-azure</text:span><text:span text:style-name="T1">"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User List</text:p>
      <text:p text:style-name="P1"><text:soft-page-break/><text:span text:style-name="T1">&lt;</text:span><text:span text:style-name="T2">div</text:span> <text:span text:style-name="T4">class</text:span>=<text:span text:style-name="T1">"</text:span><text:span text:style-name="T5">page-title-subheading</text:span><text:span text:style-name="T1">"&gt;</text:span></text:p>
      <text:p text:style-name="P1">Where you can find all the authenticate users and their</text:p>
      <text:p text:style-name="P1">informations.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>&lt;!-- &lt;div class="page-title-actions"&gt;--&gt;</text:p>
      <text:p text:style-name="P3">&lt;!-- &lt;button type="button" data-toggle="tooltip" title="" data-placement="bottom"--&gt;</text:p>
      <text:p text:style-name="P3">&lt;!-- class="btn-shadow mr-3 btn btn-dark" data-original-title="Example Tooltip"&gt;--&gt;</text:p>
      <text:p text:style-name="P3">&lt;!-- &lt;i class="fa fa-star"&gt;&lt;/i&gt;--&gt;</text:p>
      <text:p text:style-name="P3">&lt;!-- &lt;/button&gt;--&gt;</text:p>
      <text:p text:style-name="P3">&lt;!-- &lt;div class="d-inline-block dropdown"&gt;--&gt;</text:p>
      <text:p text:style-name="P3">&lt;!-- &lt;button type="button" data-toggle="dropdown" aria-haspopup="true" aria-expanded="false"--&gt;</text:p>
      <text:p text:style-name="P3">&lt;!-- class="btn-shadow dropdown-toggle btn btn-info"&gt;--&gt;</text:p>
      <text:p text:style-name="P3">&lt;!-- &lt;span class="btn-icon-wrapper pr-2 opacity-7"&gt;--&gt;</text:p>
      <text:p text:style-name="P3">&lt;!-- &lt;i class="fa fa-business-time fa-w-20"&gt;&lt;/i&gt;--&gt;</text:p>
      <text:p text:style-name="P3">&lt;!-- &lt;/span&gt;--&gt;</text:p>
      <text:p text:style-name="P3">&lt;!-- Buttons--&gt;</text:p>
      <text:p text:style-name="P3">&lt;!-- &lt;/button&gt;--&gt;</text:p>
      <text:p text:style-name="P3">&lt;!-- &lt;div tabindex="-1" role="menu" aria-hidden="true"--&gt;</text:p>
      <text:p text:style-name="P3">&lt;!-- class="dropdown-menu dropdown-menu-right"&gt;--&gt;</text:p>
      <text:p text:style-name="P3">&lt;!-- &lt;ul class="nav flex-column"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inbox"&gt;&lt;/i&gt;--&gt;</text:p>
      <text:p text:style-name="P3">&lt;!-- &lt;span&gt;--&gt;</text:p>
      <text:p text:style-name="P3">&lt;!-- Inbox--&gt;</text:p>
      <text:p text:style-name="P3">&lt;!-- &lt;/span&gt;--&gt;</text:p>
      <text:p text:style-name="P3">&lt;!-- &lt;div class="ml-auto badge badge-pill badge-secondary"&gt;86&lt;/div&gt;--&gt;</text:p>
      <text:p text:style-name="P3">&lt;!-- &lt;/a&gt;--&gt;</text:p>
      <text:p text:style-name="P3">&lt;!-- &lt;/li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book"&gt;&lt;/i&gt;--&gt;</text:p>
      <text:p text:style-name="P3">&lt;!-- &lt;span&gt;--&gt;</text:p>
      <text:p text:style-name="P3">&lt;!-- Book--&gt;</text:p>
      <text:p text:style-name="P3">&lt;!-- &lt;/span&gt;--&gt;</text:p>
      <text:p text:style-name="P3">&lt;!-- &lt;div class="ml-auto badge badge-pill badge-danger"&gt;5&lt;/div&gt;--&gt;</text:p>
      <text:p text:style-name="P3">&lt;!-- &lt;/a&gt;--&gt;</text:p>
      <text:p text:style-name="P3">&lt;!-- &lt;/li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picture"&gt;&lt;/i&gt;--&gt;</text:p>
      <text:p text:style-name="P3">&lt;!-- &lt;span&gt;--&gt;</text:p>
      <text:p text:style-name="P3">&lt;!-- Picture--&gt;</text:p>
      <text:p text:style-name="P3">&lt;!-- &lt;/span&gt;--&gt;</text:p>
      <text:p text:style-name="P3">&lt;!-- &lt;/a&gt;--&gt;</text:p>
      <text:p text:style-name="P3">&lt;!-- &lt;/li&gt;--&gt;</text:p>
      <text:p text:style-name="P3">&lt;!-- &lt;li class="nav-item"&gt;--&gt;</text:p>
      <text:p text:style-name="P3">&lt;!-- &lt;a disabled="" href="javascript:void(0);" class="nav-link disabled"&gt;--&gt;</text:p>
      <text:p text:style-name="P3"><text:soft-page-break/>&lt;!-- &lt;i class="nav-link-icon lnr-file-empty"&gt;&lt;/i&gt;--&gt;</text:p>
      <text:p text:style-name="P3">&lt;!-- &lt;span&gt;--&gt;</text:p>
      <text:p text:style-name="P3">&lt;!-- File Disabled--&gt;</text:p>
      <text:p text:style-name="P3">&lt;!-- &lt;/span&gt;--&gt;</text:p>
      <text:p text:style-name="P3">&lt;!-- &lt;/a&gt;--&gt;</text:p>
      <text:p text:style-name="P3">&lt;!-- &lt;/li&gt;--&gt;</text:p>
      <text:p text:style-name="P3">&lt;!-- &lt;/ul&gt;--&gt;</text:p>
      <text:p text:style-name="P3">&lt;!-- &lt;/div&gt;--&gt;</text:p>
      <text:p text:style-name="P3">&lt;!-- &lt;/div&gt;--&gt;</text:p>
      <text:p text:style-name="P3">&lt;!-- &lt;/div&gt;--&gt;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ard</text:span><text:span text:style-name="T1">"</text:span> <text:span text:style-name="T4">v-for</text:span><text:span text:style-name="T1">="</text:span>user <text:span text:style-name="T2">in</text:span> users<text:span text:style-name="T1">"</text:span> <text:span text:style-name="T1">:</text:span><text:span text:style-name="T4">key</text:span><text:span text:style-name="T1">="</text:span>user<text:span text:style-name="T1">.</text:span>id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-2</text:span><text:span text:style-name="T1">"&gt;</text:span></text:p>
      <text:p text:style-name="P1"><text:span text:style-name="T1">&lt;</text:span><text:span text:style-name="T2">img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width</text:span>=<text:span text:style-name="T1">"</text:span><text:span text:style-name="T5">45</text:span><text:span text:style-name="T1">"</text:span></text:p>
      <text:p text:style-name="P1"><text:span text:style-name="T4">height</text:span>=<text:span text:style-name="T1">"</text:span><text:span text:style-name="T5">45</text:span><text:span text:style-name="T1">"</text:span></text:p>
      <text:p text:style-name="P1"><text:span text:style-name="T4">alt</text:span>=<text:span text:style-name="T1">"</text:span><text:span text:style-name="T5">user image</text:span><text:span text:style-name="T1">"</text:span></text:p>
      <text:p text:style-name="P1"><text:span text:style-name="T4">src</text:span>=<text:span text:style-name="T1">"</text:span><text:span text:style-name="T5">https://mdbootstrap.com/img/Photos/Avatars/img%20(31).jpg</text:span><text:span text:style-name="T1">"</text:span></text:p>
      <text:p text:style-name="P1">/<text:span text:style-name="T1">&gt;</text:span></text:p>
      <text:p text:style-name="P3">&lt;!-- &lt;div class="btn-group dropright"&gt;</text:p>
      <text:p text:style-name="P3">&lt;a</text:p>
      <text:p text:style-name="P3">data-toggle="dropdown"</text:p>
      <text:p text:style-name="P3">aria-haspopup="true"</text:p>
      <text:p text:style-name="P3">aria-expanded="false"</text:p>
      <text:p text:style-name="P3">class="p-0 btn"</text:p>
      <text:p text:style-name="P3">&gt;</text:p>
      <text:p text:style-name="P3">&lt;img</text:p>
      <text:p text:style-name="P3">width="40"</text:p>
      <text:p text:style-name="P3">height="40"</text:p>
      <text:p text:style-name="P3">class="rounded-circle"</text:p>
      <text:p text:style-name="P3">src="https://mdbootstrap.com/img/Photos/Avatars/img%20(31).jpg"</text:p>
      <text:p text:style-name="P3">alt=""</text:p>
      <text:p text:style-name="P3">/&gt;</text:p>
      <text:p text:style-name="P3">&lt;i class="fa fa-angle-down ml-2 opacity-8"&gt;&lt;/i&gt;</text:p>
      <text:p text:style-name="P3">&lt;/a&gt;</text:p>
      <text:p text:style-name="P3">&lt;div</text:p>
      <text:p text:style-name="P3">tabindex="-1"</text:p>
      <text:p text:style-name="P3">role="menu"</text:p>
      <text:p text:style-name="P3">aria-hidden="true"</text:p>
      <text:p text:style-name="P3">class="dropdown-menu dropdown-menu-right"</text:p>
      <text:p text:style-name="P3">&gt;</text:p>
      <text:p text:style-name="P3">&lt;button type="button" tabindex="0" class="dropdown-item"&gt;</text:p>
      <text:p text:style-name="P3">Details</text:p>
      <text:p text:style-name="P3">&lt;/button&gt;</text:p>
      <text:p text:style-name="P3">&lt;button type="button" tabindex="0" class="dropdown-item"&gt;</text:p>
      <text:p text:style-name="P3">Edit</text:p>
      <text:p text:style-name="P3">&lt;/button&gt;</text:p>
      <text:p text:style-name="P5"><text:soft-page-break/></text:p>
      <text:p text:style-name="P3">&lt;button type="button" tabindex="0" class="dropdown-item"&gt;</text:p>
      <text:p text:style-name="P3">Delete</text:p>
      <text:p text:style-name="P3">&lt;/button&gt;</text:p>
      <text:p text:style-name="P3">&lt;/div&gt;</text:p>
      <text:p text:style-name="P3">&lt;/div&gt; --&gt;</text:p>
      <text:p text:style-name="P1"><text:span text:style-name="T1">&lt;</text:span><text:span text:style-name="T2">p</text:span> <text:span text:style-name="T4">class</text:span>=<text:span text:style-name="T1">"</text:span><text:span text:style-name="T5">mt-2</text:span><text:span text:style-name="T1">"&gt;{{</text:span> user<text:span text:style-name="T1">.</text:span>first_name <text:span text:style-name="T2">+</text:span> <text:span text:style-name="T1">"</text:span><text:span text:style-name="T5"> </text:span><text:span text:style-name="T1">"</text:span> <text:span text:style-name="T2">+</text:span> user<text:span text:style-name="T1">.</text:span>last_name <text:span text:style-name="T1">}}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vl</text:span><text:span text:style-name="T1">"&gt;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ol-sm-9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 mt-4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{{</text:span> user<text:span text:style-name="T1">.</text:span>username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{{</text:span> user<text:span text:style-name="T1">.</text:span>email <text:span text:style-name="T1">}}&lt;/</text:span><text:span text:style-name="T2">div</text:span><text:span text:style-name="T1">&gt;</text:span></text:p>
      <text:p text:style-name="P8"/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mployee_id<text:span text:style-name="T1">"</text:span> <text:span text:style-name="T1">&gt;{{</text:span> user<text:span text:style-name="T1">.</text:span>user_profile<text:span text:style-name="T1">.</text:span>employee_id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joining_date<text:span text:style-name="T1">"&gt;{{</text:span> user<text:span text:style-name="T1">.</text:span>user_profile<text:span text:style-name="T1">.</text:span>joining_date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</text:span></text:p>
      <text:p text:style-name="P1"><text:span text:style-name="T1">&lt;</text:span><text:span text:style-name="T2">button</text:span></text:p>
      <text:p text:style-name="P1"><text:span text:style-name="T4">class</text:span>=<text:span text:style-name="T1">"</text:span><text:span text:style-name="T5">btn btn-primary btn-sm dropdown-toggle</text:span><text:span text:style-name="T1">"</text:span></text:p>
      <text:p text:style-name="P1"><text:span text:style-name="T4">type</text:span>=<text:span text:style-name="T1">"</text:span><text:span text:style-name="T5">button</text:span><text:span text:style-name="T1">"</text:span></text:p>
      <text:p text:style-name="P1"><text:span text:style-name="T4">data-toggle</text:span>=<text:span text:style-name="T1">"</text:span><text:span text:style-name="T5">dropdown</text:span><text:span text:style-name="T1">"</text:span></text:p>
      <text:p text:style-name="P1"><text:span text:style-name="T4">aria-haspopup</text:span>=<text:span text:style-name="T1">"</text:span><text:span text:style-name="T5">true</text:span><text:span text:style-name="T1">"</text:span></text:p>
      <text:p text:style-name="P1"><text:span text:style-name="T4">aria-expanded</text:span>=<text:span text:style-name="T1">"</text:span><text:span text:style-name="T5">false</text:span><text:span text:style-name="T1">"</text:span></text:p>
      <text:p text:style-name="P4">&gt;</text:p>
      <text:p text:style-name="P1">More actions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dropdown-menu</text:span><text:span text:style-name="T1">"&gt;</text:span></text:p>
      <text:p text:style-name="P1"><text:span text:style-name="T1">&lt;</text:span><text:span text:style-name="T2">router-link</text:span> <text:span text:style-name="T4">class</text:span>=<text:span text:style-name="T1">"</text:span><text:span text:style-name="T5">dropdown-item</text:span><text:span text:style-name="T1">"</text:span> <text:span text:style-name="T1">:</text:span><text:span text:style-name="T4">to</text:span><text:span text:style-name="T1">="{</text:span> name<text:span text:style-name="T1">:</text:span> <text:span text:style-name="T1">'</text:span><text:span text:style-name="T5">UserDetails</text:span><text:span text:style-name="T1">',</text:span> params<text:span text:style-name="T1">:</text:span> <text:span text:style-name="T1">{</text:span> id<text:span text:style-name="T1">:</text:span> user<text:span text:style-name="T1">.</text:span>id <text:span text:style-name="T1">}}"&gt;</text:span> View<text:span text:style-name="T1">&lt;/</text:span><text:span text:style-name="T2">router-link</text:span><text:span text:style-name="T1">&gt;</text:span></text:p>
      <text:p text:style-name="P1"><text:span text:style-name="T1">&lt;</text:span><text:span text:style-name="T2">a</text:span> <text:span text:style-name="T4">class</text:span>=<text:span text:style-name="T1">"</text:span><text:span text:style-name="T5">dropdown-item</text:span><text:span text:style-name="T1">"</text:span> <text:span text:style-name="T4">href</text:span>=<text:span text:style-name="T1">"</text:span><text:span text:style-name="T5">#</text:span><text:span text:style-name="T1">"&gt;</text:span>Edit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4">class</text:span>=<text:span text:style-name="T1">"</text:span><text:span text:style-name="T5">dropdown-item</text:span><text:span text:style-name="T1">"</text:span> <text:span text:style-name="T4">href</text:span>=<text:span text:style-name="T1">""</text:span> <text:span text:style-name="T4">v-on</text:span>:<text:span text:style-name="T4">submit</text:span>.<text:span text:style-name="T4">prevent</text:span><text:span text:style-name="T1">="</text:span><text:span text:style-name="T6">deleteData</text:span><text:span text:style-name="T1">(</text:span>index<text:span text:style-name="T1">)"</text:span> <text:span text:style-name="T1">@</text:span><text:span text:style-name="T4">click</text:span><text:span text:style-name="T1">="</text:span><text:span text:style-name="T6">deleteData</text:span><text:span text:style-name="T1">(</text:span>user<text:span text:style-name="T1">,</text:span> index<text:span text:style-name="T1">)</text:span> <text:span text:style-name="T2">in</text:span> users<text:span text:style-name="T1">"&gt;</text:span>Delete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>&lt;!-- &lt;div class="row"&gt;</text:p>
      <text:p text:style-name="P3">&lt;div class="col-sm" v-if="user.user_profile.department" &gt;{{ user.user_profile.department.department_name }}&lt;/div&gt;</text:p>
      <text:p text:style-name="P3">&lt;div class="col-sm"&gt;{{ user.user_profile.education }}&lt;/div&gt;</text:p>
      <text:p text:style-name="P3">&lt;div class="col-sm"&gt;{{ user.user_profile.location }}&lt;/div&gt;</text:p>
      <text:p text:style-name="P3">&lt;div class="col-sm" v-if="user.user_profile.phone" &gt;{{ user.user_profile.phone }}&lt;/div&gt;</text:p>
      <text:p text:style-name="P3">&lt;div class="col-sm"&gt;&lt;/div&gt;</text:p>
      <text:p text:style-name="P3"><text:soft-page-break/>&lt;div class="col-sm"&gt;&lt;/div&gt;</text:p>
      <text:p text:style-name="P3">&lt;div class="col-sm"&gt;&lt;/div&gt;</text:p>
      <text:p text:style-name="P3">&lt;/div&gt; --&gt;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&lt;/</text:span><text:span text:style-name="T3">Master</text:span></text:p>
      <text:p text:style-name="P4">&gt;</text:p>
      <text:p text:style-name="P1"><text:span text:style-name="T1">&lt;/</text:span><text:span text:style-name="T2">template</text:span><text:span text:style-name="T1">&gt;</text:span></text:p>
      <text:p text:style-name="P7"><text:line-break/></text:p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5">axios</text:span><text:span text:style-name="T1">";</text:span></text:p>
      <text:p text:style-name="P1"><text:span text:style-name="T2">import</text:span> Master <text:span text:style-name="T2">from</text:span> <text:span text:style-name="T1">"</text:span><text:span text:style-name="T5">../Master</text:span><text:span text:style-name="T1">";</text:span></text:p>
      <text:p text:style-name="P1"><text:span text:style-name="T2">import</text:span> Swal <text:span text:style-name="T2">from</text:span> <text:span text:style-name="T1">'</text:span><text:span text:style-name="T5">sweetalert2</text:span><text:span text:style-name="T1">';</text:span></text:p>
      <text:p text:style-name="P7"><text:line-break/></text:p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5">UserList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6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s<text:span text:style-name="T1">:</text:span> <text:span text:style-name="T8">null</text:span><text:span text:style-name="T1">,</text:span></text:p>
      <text:p text:style-name="P4">};</text:p>
      <text:p text:style-name="P4">},</text:p>
      <text:p text:style-name="P5"/>
      <text:p text:style-name="P1"><text:span text:style-name="T6">created</text:span><text:span text:style-name="T1">()</text:span> <text:span text:style-name="T1">{</text:span></text:p>
      <text:p text:style-name="P1">axios<text:span text:style-name="T1">.</text:span><text:span text:style-name="T6">get</text:span><text:span text:style-name="T1">("</text:span><text:span text:style-name="T5">users/</text:span><text:span text:style-name="T1">").</text:span><text:span text:style-name="T6">then</text:span><text:span text:style-name="T1">((</text:span><text:span text:style-name="T10">response</text:span><text:span text:style-name="T1">)</text:span> <text:span text:style-name="T2">=&gt;</text:span> <text:span text:style-name="T1">{</text:span></text:p>
      <text:p text:style-name="P1"><text:span text:style-name="T11">this</text:span><text:span text:style-name="T1">.</text:span>users <text:span text:style-name="T2">=</text:span> response<text:span text:style-name="T1">.</text:span>data<text:span text:style-name="T1">.</text:span>results<text:span text:style-name="T1">;</text:span></text:p>
      <text:p text:style-name="P1">console<text:span text:style-name="T1">.</text:span><text:span text:style-name="T6">log</text:span><text:span text:style-name="T1">(</text:span><text:span text:style-name="T11">this</text:span><text:span text:style-name="T1">.</text:span>users<text:span text:style-name="T1">);</text:span></text:p>
      <text:p text:style-name="P4">});</text:p>
      <text:p text:style-name="P4">},</text:p>
      <text:p text:style-name="P1">methods<text:span text:style-name="T1">:{</text:span></text:p>
      <text:p text:style-name="P1"><text:span text:style-name="T6">deleteData</text:span><text:span text:style-name="T1">:</text:span> <text:span text:style-name="T4">function</text:span><text:span text:style-name="T1">(</text:span><text:span text:style-name="T10">user</text:span><text:span text:style-name="T1">,</text:span> <text:span text:style-name="T10">id</text:span><text:span text:style-name="T1">)</text:span> <text:span text:style-name="T1">{</text:span></text:p>
      <text:p text:style-name="P3">// let user = this.user[id];</text:p>
      <text:p text:style-name="P1">Swal<text:span text:style-name="T1">.</text:span><text:span text:style-name="T6">fire</text:span><text:span text:style-name="T1">({</text:span> </text:p>
      <text:p text:style-name="P1">title<text:span text:style-name="T1">:</text:span> <text:span text:style-name="T1">'</text:span><text:span text:style-name="T5">Are you sure?</text:span><text:span text:style-name="T1">',</text:span></text:p>
      <text:p text:style-name="P1">text<text:span text:style-name="T1">:</text:span> <text:span text:style-name="T1">"</text:span><text:span text:style-name="T5">You won't be able to revert this!</text:span><text:span text:style-name="T1">",</text:span></text:p>
      <text:p text:style-name="P1">icon<text:span text:style-name="T1">:</text:span> <text:span text:style-name="T1">'</text:span><text:span text:style-name="T5">warning</text:span><text:span text:style-name="T1">',</text:span></text:p>
      <text:p text:style-name="P1">showCancelButton<text:span text:style-name="T1">:</text:span> <text:span text:style-name="T8">true</text:span><text:span text:style-name="T1">,</text:span></text:p>
      <text:p text:style-name="P1">confirmButtonColor<text:span text:style-name="T1">:</text:span> <text:span text:style-name="T1">'</text:span><text:span text:style-name="T5">#3085d6</text:span><text:span text:style-name="T1">',</text:span></text:p>
      <text:p text:style-name="P1">cancelButtonColor<text:span text:style-name="T1">:</text:span> <text:span text:style-name="T1">'</text:span><text:span text:style-name="T5">#d33</text:span><text:span text:style-name="T1">',</text:span></text:p>
      <text:p text:style-name="P1">confirmButtonText<text:span text:style-name="T1">:</text:span> <text:span text:style-name="T1">'</text:span><text:span text:style-name="T5">Yes, delete it!</text:span><text:span text:style-name="T1">'</text:span></text:p>
      <text:p text:style-name="P1"><text:span text:style-name="T1">}).</text:span><text:span text:style-name="T6">then</text:span><text:span text:style-name="T1">((</text:span><text:span text:style-name="T10">result</text:span><text:span text:style-name="T1">)</text:span> <text:span text:style-name="T2">=&gt;</text:span> <text:span text:style-name="T1">{</text:span></text:p>
      <text:p text:style-name="P1"><text:span text:style-name="T2">if</text:span> <text:span text:style-name="T1">(</text:span>result<text:span text:style-name="T1">.</text:span>isConfirmed<text:span text:style-name="T1">)</text:span> <text:span text:style-name="T1">{</text:span></text:p>
      <text:p text:style-name="P5"/>
      <text:p text:style-name="P1">axios<text:span text:style-name="T1">.</text:span><text:span text:style-name="T6">delete</text:span><text:span text:style-name="T1">('</text:span><text:span text:style-name="T5">users/</text:span><text:span text:style-name="T1">'</text:span><text:span text:style-name="T2">+</text:span>user<text:span text:style-name="T1">.</text:span>id<text:span text:style-name="T2">+</text:span><text:span text:style-name="T1">'</text:span><text:span text:style-name="T5">/</text:span><text:span text:style-name="T1">').</text:span><text:span text:style-name="T6">then</text:span><text:span text:style-name="T1">(</text:span><text:span text:style-name="T10">response</text:span> <text:span text:style-name="T2">=&gt;</text:span> <text:span text:style-name="T1">{</text:span></text:p>
      <text:p text:style-name="P1"><text:span text:style-name="T11">this</text:span><text:span text:style-name="T1">.</text:span>user<text:span text:style-name="T1">.</text:span><text:span text:style-name="T6">splice</text:span><text:span text:style-name="T1">(</text:span>id<text:span text:style-name="T1">,</text:span> <text:span text:style-name="T8">1</text:span><text:span text:style-name="T1">);</text:span></text:p>
      <text:p text:style-name="P1"><text:soft-page-break/>console<text:span text:style-name="T1">.</text:span><text:span text:style-name="T6">log</text:span><text:span text:style-name="T1">(</text:span><text:span text:style-name="T11">this</text:span><text:span text:style-name="T1">.</text:span>user<text:span text:style-name="T1">);</text:span></text:p>
      <text:p text:style-name="P1">console<text:span text:style-name="T1">.</text:span><text:span text:style-name="T6">log</text:span><text:span text:style-name="T1">(</text:span>response<text:span text:style-name="T1">);</text:span></text:p>
      <text:p text:style-name="P4">});</text:p>
      <text:p text:style-name="P1">Swal<text:span text:style-name="T1">.</text:span><text:span text:style-name="T6">fire</text:span><text:span text:style-name="T1">(</text:span></text:p>
      <text:p text:style-name="P1"><text:span text:style-name="T1">'</text:span><text:span text:style-name="T5">Deleted!</text:span><text:span text:style-name="T1">',</text:span></text:p>
      <text:p text:style-name="P1"><text:span text:style-name="T1">'</text:span><text:span text:style-name="T5">Your file has been deleted.</text:span><text:span text:style-name="T1">',</text:span></text:p>
      <text:p text:style-name="P1"><text:span text:style-name="T1">'</text:span><text:span text:style-name="T5">success</text:span><text:span text:style-name="T1">'</text:span></text:p>
      <text:p text:style-name="P4">)</text:p>
      <text:p text:style-name="P5"/>
      <text:p text:style-name="P1"><text:span text:style-name="T1">}</text:span> <text:span text:style-name="T2">else</text:span> <text:span text:style-name="T1">{</text:span></text:p>
      <text:p text:style-name="P1">Swal<text:span text:style-name="T1">.</text:span><text:span text:style-name="T6">fire</text:span><text:span text:style-name="T1">("</text:span><text:span text:style-name="T5">Cancelled</text:span><text:span text:style-name="T1">",</text:span> <text:span text:style-name="T1">"</text:span><text:span text:style-name="T5">Your user has not been deleted !</text:span><text:span text:style-name="T1">",</text:span> <text:span text:style-name="T1">"</text:span><text:span text:style-name="T5">error</text:span><text:span text:style-name="T1">");</text:span> </text:p>
      <text:p text:style-name="P4">}</text:p>
      <text:p text:style-name="P4">});</text:p>
      <text:p text:style-name="P4">},</text:p>
      <text:p text:style-name="P7"><text:line-break/><text:line-break/><text:line-break/><text:line-break/><text:line-break/></text:p>
      <text:p text:style-name="P3">// deleteData: function(user, id) {</text:p>
      <text:p text:style-name="P3">// axios.delete('users/'+user.id+'/')</text:p>
      <text:p text:style-name="P3">// .then(response =&gt; {</text:p>
      <text:p text:style-name="P3">// this.user.splice(id, 1)</text:p>
      <text:p text:style-name="P3">// console.log(this.user);</text:p>
      <text:p text:style-name="P3">// console.log(response);</text:p>
      <text:p text:style-name="P3">// });</text:p>
      <text:p text:style-name="P3">// },</text:p>
      <text:p text:style-name="P4">}</text:p>
      <text:p text:style-name="P4">};</text:p>
      <text:p text:style-name="P5"/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4">scoped</text:span><text:span text:style-name="T1">&gt;</text:span></text:p>
      <text:p text:style-name="P3">/*@import url('https://fonts.googleapis.com/css?family=Montserrat|Roboto:300,400|Yellowtail');*/</text:p>
      <text:p text:style-name="P5"/>
      <text:p text:style-name="P1"><text:span text:style-name="T1">@</text:span><text:span text:style-name="T2">import</text:span> <text:span text:style-name="T6">url</text:span><text:span text:style-name="T1">("</text:span><text:span text:style-name="T5">https://fonts.googleapis.com/css?family=Varela+Round</text:span><text:span text:style-name="T1">");</text:span></text:p>
      <text:p text:style-name="P5"/>
      <text:p text:style-name="P1"><text:span text:style-name="T11">.</text:span><text:span text:style-name="T7">vl</text:span> <text:span text:style-name="T1">{</text:span></text:p>
      <text:p text:style-name="P1">border<text:span text:style-name="T1">:</text:span> <text:span text:style-name="T8">1</text:span><text:span text:style-name="T2">px</text:span> <text:span text:style-name="T3">solid</text:span> <text:span text:style-name="T1">#</text:span><text:span text:style-name="T8">eeeeee</text:span><text:span text:style-name="T1">;</text:span></text:p>
      <text:p text:style-name="P4">}</text:p>
      <text:p text:style-name="P5"/>
      <text:p text:style-name="P1"><text:span text:style-name="T11">.</text:span><text:span text:style-name="T7">row</text:span> <text:span text:style-name="T1">{</text:span></text:p>
      <text:p text:style-name="P1">font-family<text:span text:style-name="T1">:</text:span> <text:span text:style-name="T1">"</text:span><text:span text:style-name="T5">Varela Round</text:span><text:span text:style-name="T1">",</text:span> <text:span text:style-name="T3">Helvetica</text:span><text:span text:style-name="T1">,</text:span> <text:span text:style-name="T3">Arial</text:span><text:span text:style-name="T1">,</text:span> <text:span text:style-name="T3">sans-serif</text:span><text:span text:style-name="T1">;</text:span></text:p>
      <text:p text:style-name="P1"><text:span text:style-name="T4">-webkit-font-smoothing</text:span><text:span text:style-name="T1">:</text:span> <text:span text:style-name="T3">antialiased</text:span><text:span text:style-name="T1">;</text:span></text:p>
      <text:p text:style-name="P1"><text:span text:style-name="T4">-moz-osx-font-smoothing</text:span><text:span text:style-name="T1">:</text:span> <text:span text:style-name="T3">grayscale</text:span><text:span text:style-name="T1">;</text:span></text:p>
      <text:p text:style-name="P1">text-align<text:span text:style-name="T1">:</text:span> <text:span text:style-name="T3">center</text:span><text:span text:style-name="T1">;</text:span></text:p>
      <text:p text:style-name="P1">color<text:span text:style-name="T1">:</text:span> <text:span text:style-name="T1">#</text:span><text:span text:style-name="T8">2c3e50</text:span><text:span text:style-name="T1">;</text:span></text:p>
      <text:p text:style-name="P3">/*margin-top: 60px;*/</text:p>
      <text:p text:style-name="P1"><text:soft-page-break/>margin-bottom<text:span text:style-name="T1">:</text:span> <text:span text:style-name="T8">10</text:span><text:span text:style-name="T2">px</text:span><text:span text:style-name="T1">;</text:span></text:p>
      <text:p text:style-name="P3">/* margin-top: 10px; */</text:p>
      <text:p text:style-name="P4">}</text:p>
      <text:p text:style-name="P5"/>
      <text:p text:style-name="P1"><text:span text:style-name="T11">.</text:span><text:span text:style-name="T7">card</text:span> <text:span text:style-name="T1">{</text:span></text:p>
      <text:p text:style-name="P1">margin-top<text:span text:style-name="T1">:</text:span> <text:span text:style-name="T8">30</text:span><text:span text:style-name="T2">px</text:span><text:span text:style-name="T1">;</text:span></text:p>
      <text:p text:style-name="P1">padding-top<text:span text:style-name="T1">:</text:span> <text:span text:style-name="T8">30</text:span><text:span text:style-name="T2">px</text:span><text:span text:style-name="T1">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usser details</text:p>
      <text:p text:style-name="P6"/>
      <text:p text:style-name="P6"/>
      <text:p text:style-name="P2"><text:span text:style-name="T1">&lt;</text:span><text:span text:style-name="T2">div</text:span> <text:span text:style-name="T4">class</text:span>=<text:span text:style-name="T1">"</text:span><text:span text:style-name="T5">app-main__inn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page-title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wrapp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heading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icon</text:span><text:span text:style-name="T1">"&gt;</text:span></text:p>
      <text:p text:style-name="P1"><text:span text:style-name="T1">&lt;</text:span><text:span text:style-name="T2">i</text:span> <text:span text:style-name="T4">class</text:span>=<text:span text:style-name="T1">"</text:span><text:span text:style-name="T5">fas fa-list-alt icon-gradient bg-tempting-azure</text:span><text:span text:style-name="T1">"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User Details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ard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-2</text:span><text:span text:style-name="T1">"&gt;</text:span></text:p>
      <text:p text:style-name="P1"><text:span text:style-name="T1">&lt;</text:span><text:span text:style-name="T2">img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width</text:span>=<text:span text:style-name="T1">"</text:span><text:span text:style-name="T5">45</text:span><text:span text:style-name="T1">"</text:span></text:p>
      <text:p text:style-name="P1"><text:span text:style-name="T4">height</text:span>=<text:span text:style-name="T1">"</text:span><text:span text:style-name="T5">45</text:span><text:span text:style-name="T1">"</text:span></text:p>
      <text:p text:style-name="P1"><text:span text:style-name="T4">alt</text:span>=<text:span text:style-name="T1">"</text:span><text:span text:style-name="T5">user image</text:span><text:span text:style-name="T1">"</text:span></text:p>
      <text:p text:style-name="P1"><text:span text:style-name="T4">src</text:span>=<text:span text:style-name="T1">"</text:span><text:span text:style-name="T5">https://mdbootstrap.com/img/Photos/Avatars/img%20(31).jpg</text:span><text:span text:style-name="T1">"</text:span></text:p>
      <text:p text:style-name="P1">/<text:span text:style-name="T1">&gt;</text:span></text:p>
      <text:p text:style-name="P5"/>
      <text:p text:style-name="P1"><text:span text:style-name="T1">&lt;</text:span><text:span text:style-name="T2">p</text:span> <text:span text:style-name="T4">class</text:span>=<text:span text:style-name="T1">"</text:span><text:span text:style-name="T5">mt-2</text:span><text:span text:style-name="T1">"</text:span> <text:span text:style-name="T4">v-if</text:span><text:span text:style-name="T1">="</text:span>user<text:span text:style-name="T1">.</text:span>first_name <text:span text:style-name="T2">&amp;&amp;</text:span> user<text:span text:style-name="T1">.</text:span>last_name<text:span text:style-name="T1">"&gt;</text:span></text:p>
      <text:p text:style-name="P1"><text:span text:style-name="T1">{{</text:span> user<text:span text:style-name="T1">.</text:span>first_name <text:span text:style-name="T2">+</text:span> <text:span text:style-name="T1">"</text:span><text:span text:style-name="T5"> </text:span><text:span text:style-name="T1">"</text:span> <text:span text:style-name="T2">+</text:span> user<text:span text:style-name="T1">.</text:span>last_name <text:span text:style-name="T1">}}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vl</text:span><text:span text:style-name="T1">"&gt;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ol-sm-9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 mt-3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name<text:span text:style-name="T1">"&gt;</text:span></text:p>
      <text:p text:style-name="P1"><text:soft-page-break/><text:span text:style-name="T1">{{</text:span> user<text:span text:style-name="T1">.</text:span>usernam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email<text:span text:style-name="T1">"&gt;{{</text:span> user<text:span text:style-name="T1">.</text:span>email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mployee_id<text:span text:style-name="T1">"&gt;</text:span></text:p>
      <text:p text:style-name="P1"><text:span text:style-name="T1">{{</text:span> user<text:span text:style-name="T1">.</text:span>user_profile<text:span text:style-name="T1">.</text:span>employee_id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joining_date<text:span text:style-name="T1">"&gt;</text:span></text:p>
      <text:p text:style-name="P1"><text:span text:style-name="T1">{{</text:span> user<text:span text:style-name="T1">.</text:span>user_profile<text:span text:style-name="T1">.</text:span>joining_dat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department<text:span text:style-name="T1">"&gt;</text:span></text:p>
      <text:p text:style-name="P1"><text:span text:style-name="T1">{{</text:span> user<text:span text:style-name="T1">.</text:span>user_profile<text:span text:style-name="T1">.</text:span>department<text:span text:style-name="T1">.</text:span>department_nam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department<text:span text:style-name="T1">"&gt;</text:span></text:p>
      <text:p text:style-name="P1"><text:span text:style-name="T1">{{</text:span> user<text:span text:style-name="T1">.</text:span>user_profile<text:span text:style-name="T1">.</text:span>department<text:span text:style-name="T1">.</text:span>department_cod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ducation<text:span text:style-name="T1">"&gt;</text:span></text:p>
      <text:p text:style-name="P1"><text:span text:style-name="T1">{{</text:span> user<text:span text:style-name="T1">.</text:span>user_profile<text:span text:style-name="T1">.</text:span>education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location<text:span text:style-name="T1">"&gt;</text:span></text:p>
      <text:p text:style-name="P1"><text:span text:style-name="T1">{{</text:span> user<text:span text:style-name="T1">.</text:span>user_profile<text:span text:style-name="T1">.</text:span>location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phone<text:span text:style-name="T1">"&gt;</text:span></text:p>
      <text:p text:style-name="P1"><text:span text:style-name="T1">{{</text:span> user<text:span text:style-name="T1">.</text:span>user_profile<text:span text:style-name="T1">.</text:span>phon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skills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&gt;</text:span></text:p>
      <text:p text:style-name="P1"><text:span text:style-name="T1">&lt;</text:span><text:span text:style-name="T2">li</text:span> <text:span text:style-name="T4">v-for</text:span><text:span text:style-name="T1">="</text:span>skill <text:span text:style-name="T2">in</text:span> user<text:span text:style-name="T1">.</text:span>user_profile<text:span text:style-name="T1">.</text:span>skills<text:span text:style-name="T1">"</text:span> <text:span text:style-name="T1">:</text:span><text:span text:style-name="T4">key</text:span><text:span text:style-name="T1">="</text:span>skill<text:span text:style-name="T1">"&gt;</text:span></text:p>
      <text:p text:style-name="P1"><text:span text:style-name="T1">{{</text:span> skill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25:04.907395977</meta:creation-date>
    <dc:date>2020-11-17T11:37:55.904556935</dc:date>
    <meta:editing-duration>PT5H21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7" meta:paragraph-count="766" meta:word-count="1699" meta:character-count="15196" meta:non-whitespace-character-count="14303"/>
  </office:meta>
</office:document-meta>
</file>